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2343in" svg:height="5.4169in" svg:x="4.9in" svg:y="0.0417in">
            <draw:object draw:notify-on-update-of-ranges="Sheet1.B1:Sheet1.B1 Sheet1.B2:Sheet1.B158 Sheet1.A2:Sheet1.A1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5345759704024 </text:p>
          </table:table-cell>
          <table:table-cell office:value-type="float" office:value="110" calcext:value-type="float">
            <text:p>110</text:p>
          </table:table-cell>
          <table:table-cell office:value-type="float" office:value="3171913" calcext:value-type="float">
            <text:p>3171913</text:p>
          </table:table-cell>
        </table:table-row>
        <table:table-row table:style-name="ro1">
          <table:table-cell office:value-type="float" office:value="5345759716576" calcext:value-type="float">
            <text:p>534575971657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49238996203" calcext:value-type="float">
            <text:p>5349238996203</text:p>
          </table:table-cell>
          <table:table-cell office:value-type="float" office:value="117" calcext:value-type="float">
            <text:p>117</text:p>
          </table:table-cell>
          <table:table-cell office:value-type="float" office:value="2657923" calcext:value-type="float">
            <text:p>2657923</text:p>
          </table:table-cell>
          <table:table-cell table:number-columns-repeated="2"/>
        </table:table-row>
        <table:table-row table:style-name="ro1">
          <table:table-cell office:value-type="float" office:value="5349239010762" calcext:value-type="float">
            <text:p>5349239010762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349677551332" calcext:value-type="float">
            <text:p>5349677551332</text:p>
          </table:table-cell>
          <table:table-cell office:value-type="float" office:value="135" calcext:value-type="float">
            <text:p>135</text:p>
          </table:table-cell>
          <table:table-cell office:value-type="float" office:value="308509" calcext:value-type="float">
            <text:p>308509</text:p>
          </table:table-cell>
          <table:table-cell table:number-columns-repeated="2"/>
        </table:table-row>
        <table:table-row table:style-name="ro1">
          <table:table-cell office:value-type="float" office:value="5349677566530" calcext:value-type="float">
            <text:p>534967756653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49691287207" calcext:value-type="float">
            <text:p>5349691287207</text:p>
          </table:table-cell>
          <table:table-cell office:value-type="float" office:value="117" calcext:value-type="float">
            <text:p>117</text:p>
          </table:table-cell>
          <table:table-cell office:value-type="float" office:value="8798" calcext:value-type="float">
            <text:p>8798</text:p>
          </table:table-cell>
          <table:table-cell table:number-columns-repeated="2"/>
        </table:table-row>
        <table:table-row table:style-name="ro1">
          <table:table-cell office:value-type="float" office:value="5349692625486" calcext:value-type="float">
            <text:p>5349692625486</text:p>
          </table:table-cell>
          <table:table-cell office:value-type="float" office:value="117" calcext:value-type="float">
            <text:p>117</text:p>
          </table:table-cell>
          <table:table-cell office:value-type="float" office:value="836" calcext:value-type="float">
            <text:p>836</text:p>
          </table:table-cell>
          <table:table-cell table:number-columns-repeated="2"/>
        </table:table-row>
        <table:table-row table:style-name="ro1">
          <table:table-cell office:value-type="float" office:value="5349747424206" calcext:value-type="float">
            <text:p>5349747424206</text:p>
          </table:table-cell>
          <table:table-cell office:value-type="float" office:value="147" calcext:value-type="float">
            <text:p>147</text:p>
          </table:table-cell>
          <table:table-cell office:value-type="float" office:value="38973" calcext:value-type="float">
            <text:p>38973</text:p>
          </table:table-cell>
          <table:table-cell table:number-columns-repeated="2"/>
        </table:table-row>
        <table:table-row table:style-name="ro1">
          <table:table-cell office:value-type="float" office:value="5349772347922" calcext:value-type="float">
            <text:p>5349772347922</text:p>
          </table:table-cell>
          <table:table-cell office:value-type="float" office:value="114" calcext:value-type="float">
            <text:p>114</text:p>
          </table:table-cell>
          <table:table-cell office:value-type="float" office:value="18178" calcext:value-type="float">
            <text:p>18178</text:p>
          </table:table-cell>
          <table:table-cell table:number-columns-repeated="2"/>
        </table:table-row>
        <table:table-row table:style-name="ro1">
          <table:table-cell office:value-type="float" office:value="5349775360444" calcext:value-type="float">
            <text:p>5349775360444</text:p>
          </table:table-cell>
          <table:table-cell office:value-type="float" office:value="108" calcext:value-type="float">
            <text:p>108</text:p>
          </table:table-cell>
          <table:table-cell office:value-type="float" office:value="2174" calcext:value-type="float">
            <text:p>2174</text:p>
          </table:table-cell>
          <table:table-cell table:number-columns-repeated="2"/>
        </table:table-row>
        <table:table-row table:style-name="ro1">
          <table:table-cell office:value-type="float" office:value="5349775368480" calcext:value-type="float">
            <text:p>534977536848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49775374052" calcext:value-type="float">
            <text:p>534977537405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49833199854" calcext:value-type="float">
            <text:p>5349833199854</text:p>
          </table:table-cell>
          <table:table-cell office:value-type="float" office:value="98" calcext:value-type="float">
            <text:p>98</text:p>
          </table:table-cell>
          <table:table-cell office:value-type="float" office:value="40549" calcext:value-type="float">
            <text:p>40549</text:p>
          </table:table-cell>
          <table:table-cell table:number-columns-repeated="2"/>
        </table:table-row>
        <table:table-row table:style-name="ro1">
          <table:table-cell office:value-type="float" office:value="5349833214704" calcext:value-type="float">
            <text:p>53498332147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52542436111" calcext:value-type="float">
            <text:p>5352542436111</text:p>
          </table:table-cell>
          <table:table-cell office:value-type="float" office:value="129" calcext:value-type="float">
            <text:p>129</text:p>
          </table:table-cell>
          <table:table-cell office:value-type="float" office:value="2060794" calcext:value-type="float">
            <text:p>2060794</text:p>
          </table:table-cell>
          <table:table-cell table:number-columns-repeated="2"/>
        </table:table-row>
        <table:table-row table:style-name="ro1">
          <table:table-cell office:value-type="float" office:value="5352542449893" calcext:value-type="float">
            <text:p>535254244989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58999784659" calcext:value-type="float">
            <text:p>5358999784659</text:p>
          </table:table-cell>
          <table:table-cell office:value-type="float" office:value="117" calcext:value-type="float">
            <text:p>117</text:p>
          </table:table-cell>
          <table:table-cell office:value-type="float" office:value="5041000" calcext:value-type="float">
            <text:p>5041000</text:p>
          </table:table-cell>
          <table:table-cell table:number-columns-repeated="2"/>
        </table:table-row>
        <table:table-row table:style-name="ro1">
          <table:table-cell office:value-type="float" office:value="5358999795006" calcext:value-type="float">
            <text:p>535899979500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58999800928" calcext:value-type="float">
            <text:p>535899980092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59685713212" calcext:value-type="float">
            <text:p>5359685713212</text:p>
          </table:table-cell>
          <table:table-cell office:value-type="float" office:value="120" calcext:value-type="float">
            <text:p>120</text:p>
          </table:table-cell>
          <table:table-cell office:value-type="float" office:value="535108" calcext:value-type="float">
            <text:p>535108</text:p>
          </table:table-cell>
          <table:table-cell table:number-columns-repeated="2"/>
        </table:table-row>
        <table:table-row table:style-name="ro1">
          <table:table-cell office:value-type="float" office:value="5359685725602" calcext:value-type="float">
            <text:p>535968572560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59685730483" calcext:value-type="float">
            <text:p>535968573048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0878730474" calcext:value-type="float">
            <text:p>5360878730474</text:p>
          </table:table-cell>
          <table:table-cell office:value-type="float" office:value="108" calcext:value-type="float">
            <text:p>108</text:p>
          </table:table-cell>
          <table:table-cell office:value-type="float" office:value="934894" calcext:value-type="float">
            <text:p>934894</text:p>
          </table:table-cell>
          <table:table-cell table:number-columns-repeated="2"/>
        </table:table-row>
        <table:table-row table:style-name="ro1">
          <table:table-cell office:value-type="float" office:value="5360878740832" calcext:value-type="float">
            <text:p>53608787408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0878744004" calcext:value-type="float">
            <text:p>536087874400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0878747032" calcext:value-type="float">
            <text:p>536087874703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0949840348" calcext:value-type="float">
            <text:p>5360949840348</text:p>
          </table:table-cell>
          <table:table-cell office:value-type="float" office:value="120" calcext:value-type="float">
            <text:p>120</text:p>
          </table:table-cell>
          <table:table-cell office:value-type="float" office:value="54599" calcext:value-type="float">
            <text:p>54599</text:p>
          </table:table-cell>
          <table:table-cell table:number-columns-repeated="2"/>
        </table:table-row>
        <table:table-row table:style-name="ro1">
          <table:table-cell office:value-type="float" office:value="5360949849756" calcext:value-type="float">
            <text:p>536094984975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0949852936" calcext:value-type="float">
            <text:p>536094985293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023070834" calcext:value-type="float">
            <text:p>5361023070834</text:p>
          </table:table-cell>
          <table:table-cell office:value-type="float" office:value="108" calcext:value-type="float">
            <text:p>108</text:p>
          </table:table-cell>
          <table:table-cell office:value-type="float" office:value="55997" calcext:value-type="float">
            <text:p>55997</text:p>
          </table:table-cell>
          <table:table-cell table:number-columns-repeated="2"/>
        </table:table-row>
        <table:table-row table:style-name="ro1">
          <table:table-cell office:value-type="float" office:value="5361023078170" calcext:value-type="float">
            <text:p>536102307817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023085958" calcext:value-type="float">
            <text:p>536102308595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096105612" calcext:value-type="float">
            <text:p>5361096105612</text:p>
          </table:table-cell>
          <table:table-cell office:value-type="float" office:value="120" calcext:value-type="float">
            <text:p>120</text:p>
          </table:table-cell>
          <table:table-cell office:value-type="float" office:value="55877" calcext:value-type="float">
            <text:p>55877</text:p>
          </table:table-cell>
          <table:table-cell table:number-columns-repeated="2"/>
        </table:table-row>
        <table:table-row table:style-name="ro1">
          <table:table-cell office:value-type="float" office:value="5361096114546" calcext:value-type="float">
            <text:p>536109611454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096120192" calcext:value-type="float">
            <text:p>536109612019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169003389" calcext:value-type="float">
            <text:p>5361169003389</text:p>
          </table:table-cell>
          <table:table-cell office:value-type="float" office:value="120" calcext:value-type="float">
            <text:p>120</text:p>
          </table:table-cell>
          <table:table-cell office:value-type="float" office:value="55815" calcext:value-type="float">
            <text:p>55815</text:p>
          </table:table-cell>
          <table:table-cell table:number-columns-repeated="2"/>
        </table:table-row>
        <table:table-row table:style-name="ro1">
          <table:table-cell office:value-type="float" office:value="5361169014375" calcext:value-type="float">
            <text:p>5361169014375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361169018917" calcext:value-type="float">
            <text:p>536116901891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242068731" calcext:value-type="float">
            <text:p>5361242068731</text:p>
          </table:table-cell>
          <table:table-cell office:value-type="float" office:value="120" calcext:value-type="float">
            <text:p>120</text:p>
          </table:table-cell>
          <table:table-cell office:value-type="float" office:value="55781" calcext:value-type="float">
            <text:p>55781</text:p>
          </table:table-cell>
          <table:table-cell table:number-columns-repeated="2"/>
        </table:table-row>
        <table:table-row table:style-name="ro1">
          <table:table-cell office:value-type="float" office:value="5361242076480" calcext:value-type="float">
            <text:p>536124207648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242084553" calcext:value-type="float">
            <text:p>536124208455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314346738" calcext:value-type="float">
            <text:p>5361314346738</text:p>
          </table:table-cell>
          <table:table-cell office:value-type="float" office:value="117" calcext:value-type="float">
            <text:p>117</text:p>
          </table:table-cell>
          <table:table-cell office:value-type="float" office:value="54641" calcext:value-type="float">
            <text:p>54641</text:p>
          </table:table-cell>
          <table:table-cell table:number-columns-repeated="2"/>
        </table:table-row>
        <table:table-row table:style-name="ro1">
          <table:table-cell office:value-type="float" office:value="5361314356206" calcext:value-type="float">
            <text:p>536131435620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314361954" calcext:value-type="float">
            <text:p>536131436195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385330863" calcext:value-type="float">
            <text:p>5361385330863</text:p>
          </table:table-cell>
          <table:table-cell office:value-type="float" office:value="117" calcext:value-type="float">
            <text:p>117</text:p>
          </table:table-cell>
          <table:table-cell office:value-type="float" office:value="54155" calcext:value-type="float">
            <text:p>54155</text:p>
          </table:table-cell>
          <table:table-cell table:number-columns-repeated="2"/>
        </table:table-row>
        <table:table-row table:style-name="ro1">
          <table:table-cell office:value-type="float" office:value="5361385340283" calcext:value-type="float">
            <text:p>536138534028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385346007" calcext:value-type="float">
            <text:p>536138534600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457828914" calcext:value-type="float">
            <text:p>5361457828914</text:p>
          </table:table-cell>
          <table:table-cell office:value-type="float" office:value="120" calcext:value-type="float">
            <text:p>120</text:p>
          </table:table-cell>
          <table:table-cell office:value-type="float" office:value="55700" calcext:value-type="float">
            <text:p>55700</text:p>
          </table:table-cell>
          <table:table-cell table:number-columns-repeated="2"/>
        </table:table-row>
        <table:table-row table:style-name="ro1">
          <table:table-cell office:value-type="float" office:value="5361457838448" calcext:value-type="float">
            <text:p>536145783844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528655839" calcext:value-type="float">
            <text:p>5361528655839</text:p>
          </table:table-cell>
          <table:table-cell office:value-type="float" office:value="120" calcext:value-type="float">
            <text:p>120</text:p>
          </table:table-cell>
          <table:table-cell office:value-type="float" office:value="54339" calcext:value-type="float">
            <text:p>54339</text:p>
          </table:table-cell>
          <table:table-cell table:number-columns-repeated="2"/>
        </table:table-row>
        <table:table-row table:style-name="ro1">
          <table:table-cell office:value-type="float" office:value="5361528663294" calcext:value-type="float">
            <text:p>536152866329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528668856" calcext:value-type="float">
            <text:p>536152866885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601001889" calcext:value-type="float">
            <text:p>5361601001889</text:p>
          </table:table-cell>
          <table:table-cell office:value-type="float" office:value="120" calcext:value-type="float">
            <text:p>120</text:p>
          </table:table-cell>
          <table:table-cell office:value-type="float" office:value="55685" calcext:value-type="float">
            <text:p>55685</text:p>
          </table:table-cell>
          <table:table-cell table:number-columns-repeated="2"/>
        </table:table-row>
        <table:table-row table:style-name="ro1">
          <table:table-cell office:value-type="float" office:value="5361601010943" calcext:value-type="float">
            <text:p>536160101094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601015563" calcext:value-type="float">
            <text:p>536160101556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673873779" calcext:value-type="float">
            <text:p>5361673873779</text:p>
          </table:table-cell>
          <table:table-cell office:value-type="float" office:value="117" calcext:value-type="float">
            <text:p>117</text:p>
          </table:table-cell>
          <table:table-cell office:value-type="float" office:value="55635" calcext:value-type="float">
            <text:p>55635</text:p>
          </table:table-cell>
          <table:table-cell table:number-columns-repeated="2"/>
        </table:table-row>
        <table:table-row table:style-name="ro1">
          <table:table-cell office:value-type="float" office:value="5361673880049" calcext:value-type="float">
            <text:p>53616738800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673883178" calcext:value-type="float">
            <text:p>536167388317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673887486" calcext:value-type="float">
            <text:p>536167388748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748669776" calcext:value-type="float">
            <text:p>5361748669776</text:p>
          </table:table-cell>
          <table:table-cell office:value-type="float" office:value="110" calcext:value-type="float">
            <text:p>110</text:p>
          </table:table-cell>
          <table:table-cell office:value-type="float" office:value="56938" calcext:value-type="float">
            <text:p>56938</text:p>
          </table:table-cell>
          <table:table-cell table:number-columns-repeated="2"/>
        </table:table-row>
        <table:table-row table:style-name="ro1">
          <table:table-cell office:value-type="float" office:value="5361748676670" calcext:value-type="float">
            <text:p>536174867667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748679752" calcext:value-type="float">
            <text:p>536174867975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748682806" calcext:value-type="float">
            <text:p>536174868280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820432040" calcext:value-type="float">
            <text:p>5361820432040</text:p>
          </table:table-cell>
          <table:table-cell office:value-type="float" office:value="110" calcext:value-type="float">
            <text:p>110</text:p>
          </table:table-cell>
          <table:table-cell office:value-type="float" office:value="55090" calcext:value-type="float">
            <text:p>55090</text:p>
          </table:table-cell>
          <table:table-cell table:number-columns-repeated="2"/>
        </table:table-row>
        <table:table-row table:style-name="ro1">
          <table:table-cell office:value-type="float" office:value="5361820441716" calcext:value-type="float">
            <text:p>53618204417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820447200" calcext:value-type="float">
            <text:p>536182044720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894154335" calcext:value-type="float">
            <text:p>5361894154335</text:p>
          </table:table-cell>
          <table:table-cell office:value-type="float" office:value="117" calcext:value-type="float">
            <text:p>117</text:p>
          </table:table-cell>
          <table:table-cell office:value-type="float" office:value="56320" calcext:value-type="float">
            <text:p>56320</text:p>
          </table:table-cell>
          <table:table-cell table:number-columns-repeated="2"/>
        </table:table-row>
        <table:table-row table:style-name="ro1">
          <table:table-cell office:value-type="float" office:value="5361894162915" calcext:value-type="float">
            <text:p>536189416291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894168540" calcext:value-type="float">
            <text:p>536189416854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966850680" calcext:value-type="float">
            <text:p>5361966850680</text:p>
          </table:table-cell>
          <table:table-cell office:value-type="float" office:value="138" calcext:value-type="float">
            <text:p>138</text:p>
          </table:table-cell>
          <table:table-cell office:value-type="float" office:value="55780" calcext:value-type="float">
            <text:p>55780</text:p>
          </table:table-cell>
          <table:table-cell table:number-columns-repeated="2"/>
        </table:table-row>
        <table:table-row table:style-name="ro1">
          <table:table-cell office:value-type="float" office:value="5361966858608" calcext:value-type="float">
            <text:p>536196685860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1966864092" calcext:value-type="float">
            <text:p>536196686409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2039626138" calcext:value-type="float">
            <text:p>5362039626138</text:p>
          </table:table-cell>
          <table:table-cell office:value-type="float" office:value="117" calcext:value-type="float">
            <text:p>117</text:p>
          </table:table-cell>
          <table:table-cell office:value-type="float" office:value="54711" calcext:value-type="float">
            <text:p>54711</text:p>
          </table:table-cell>
          <table:table-cell table:number-columns-repeated="2"/>
        </table:table-row>
        <table:table-row table:style-name="ro1">
          <table:table-cell office:value-type="float" office:value="5362039635624" calcext:value-type="float">
            <text:p>536203963562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62039641129" calcext:value-type="float">
            <text:p>536203964112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2110434670" calcext:value-type="float">
            <text:p>5362110434670</text:p>
          </table:table-cell>
          <table:table-cell office:value-type="float" office:value="186" calcext:value-type="float">
            <text:p>186</text:p>
          </table:table-cell>
          <table:table-cell office:value-type="float" office:value="54482" calcext:value-type="float">
            <text:p>54482</text:p>
          </table:table-cell>
          <table:table-cell table:number-columns-repeated="2"/>
        </table:table-row>
        <table:table-row table:style-name="ro1">
          <table:table-cell office:value-type="float" office:value="5362110441228" calcext:value-type="float">
            <text:p>536211044122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2110444345" calcext:value-type="float">
            <text:p>536211044434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2110449922" calcext:value-type="float">
            <text:p>536211044992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2315882116" calcext:value-type="float">
            <text:p>5362315882116</text:p>
          </table:table-cell>
          <table:table-cell office:value-type="float" office:value="117" calcext:value-type="float">
            <text:p>117</text:p>
          </table:table-cell>
          <table:table-cell office:value-type="float" office:value="158475" calcext:value-type="float">
            <text:p>158475</text:p>
          </table:table-cell>
          <table:table-cell table:number-columns-repeated="2"/>
        </table:table-row>
        <table:table-row table:style-name="ro1">
          <table:table-cell office:value-type="float" office:value="5362315890801" calcext:value-type="float">
            <text:p>536231589080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2315896360" calcext:value-type="float">
            <text:p>536231589636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2753870578" calcext:value-type="float">
            <text:p>5362753870578</text:p>
          </table:table-cell>
          <table:table-cell office:value-type="float" office:value="180" calcext:value-type="float">
            <text:p>180</text:p>
          </table:table-cell>
          <table:table-cell office:value-type="float" office:value="342115" calcext:value-type="float">
            <text:p>342115</text:p>
          </table:table-cell>
          <table:table-cell table:number-columns-repeated="2"/>
        </table:table-row>
        <table:table-row table:style-name="ro1">
          <table:table-cell office:value-type="float" office:value="5362753879794" calcext:value-type="float">
            <text:p>536275387979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2753882950" calcext:value-type="float">
            <text:p>536275388295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2753888548" calcext:value-type="float">
            <text:p>536275388854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3123874684" calcext:value-type="float">
            <text:p>5363123874684</text:p>
          </table:table-cell>
          <table:table-cell office:value-type="float" office:value="117" calcext:value-type="float">
            <text:p>117</text:p>
          </table:table-cell>
          <table:table-cell office:value-type="float" office:value="288523" calcext:value-type="float">
            <text:p>288523</text:p>
          </table:table-cell>
          <table:table-cell table:number-columns-repeated="2"/>
        </table:table-row>
        <table:table-row table:style-name="ro1">
          <table:table-cell office:value-type="float" office:value="5363123883216" calcext:value-type="float">
            <text:p>536312388321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3123888781" calcext:value-type="float">
            <text:p>536312388878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3452063474" calcext:value-type="float">
            <text:p>5363452063474</text:p>
          </table:table-cell>
          <table:table-cell office:value-type="float" office:value="110" calcext:value-type="float">
            <text:p>110</text:p>
          </table:table-cell>
          <table:table-cell office:value-type="float" office:value="256808" calcext:value-type="float">
            <text:p>256808</text:p>
          </table:table-cell>
          <table:table-cell table:number-columns-repeated="2"/>
        </table:table-row>
        <table:table-row table:style-name="ro1">
          <table:table-cell office:value-type="float" office:value="5363452070378" calcext:value-type="float">
            <text:p>536345207037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63452073432" calcext:value-type="float">
            <text:p>53634520734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2297986218" calcext:value-type="float">
            <text:p>5372297986218</text:p>
          </table:table-cell>
          <table:table-cell office:value-type="float" office:value="117" calcext:value-type="float">
            <text:p>117</text:p>
          </table:table-cell>
          <table:table-cell office:value-type="float" office:value="6870485" calcext:value-type="float">
            <text:p>6870485</text:p>
          </table:table-cell>
          <table:table-cell table:number-columns-repeated="2"/>
        </table:table-row>
        <table:table-row table:style-name="ro1">
          <table:table-cell office:value-type="float" office:value="5372297997057" calcext:value-type="float">
            <text:p>537229799705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2298002823" calcext:value-type="float">
            <text:p>537229800282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2429377014" calcext:value-type="float">
            <text:p>5372429377014</text:p>
          </table:table-cell>
          <table:table-cell office:value-type="float" office:value="117" calcext:value-type="float">
            <text:p>117</text:p>
          </table:table-cell>
          <table:table-cell office:value-type="float" office:value="102314" calcext:value-type="float">
            <text:p>102314</text:p>
          </table:table-cell>
          <table:table-cell table:number-columns-repeated="2"/>
        </table:table-row>
        <table:table-row table:style-name="ro1">
          <table:table-cell office:value-type="float" office:value="5372429384535" calcext:value-type="float">
            <text:p>537242938453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2429387700" calcext:value-type="float">
            <text:p>53724293877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2429392092" calcext:value-type="float">
            <text:p>537242939209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2775788517" calcext:value-type="float">
            <text:p>5372775788517</text:p>
          </table:table-cell>
          <table:table-cell office:value-type="float" office:value="117" calcext:value-type="float">
            <text:p>117</text:p>
          </table:table-cell>
          <table:table-cell office:value-type="float" office:value="269276" calcext:value-type="float">
            <text:p>269276</text:p>
          </table:table-cell>
          <table:table-cell table:number-columns-repeated="2"/>
        </table:table-row>
        <table:table-row table:style-name="ro1">
          <table:table-cell office:value-type="float" office:value="5372775797493" calcext:value-type="float">
            <text:p>537277579749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2775801990" calcext:value-type="float">
            <text:p>537277580199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2951811093" calcext:value-type="float">
            <text:p>5372951811093</text:p>
          </table:table-cell>
          <table:table-cell office:value-type="float" office:value="117" calcext:value-type="float">
            <text:p>117</text:p>
          </table:table-cell>
          <table:table-cell office:value-type="float" office:value="137980" calcext:value-type="float">
            <text:p>137980</text:p>
          </table:table-cell>
          <table:table-cell table:number-columns-repeated="2"/>
        </table:table-row>
        <table:table-row table:style-name="ro1">
          <table:table-cell office:value-type="float" office:value="5372951818545" calcext:value-type="float">
            <text:p>537295181854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2951824140" calcext:value-type="float">
            <text:p>537295182414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3279270972" calcext:value-type="float">
            <text:p>5373279270972</text:p>
          </table:table-cell>
          <table:table-cell office:value-type="float" office:value="117" calcext:value-type="float">
            <text:p>117</text:p>
          </table:table-cell>
          <table:table-cell office:value-type="float" office:value="253668" calcext:value-type="float">
            <text:p>253668</text:p>
          </table:table-cell>
          <table:table-cell table:number-columns-repeated="2"/>
        </table:table-row>
        <table:table-row table:style-name="ro1">
          <table:table-cell office:value-type="float" office:value="5373279280749" calcext:value-type="float">
            <text:p>537327928074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3279286416" calcext:value-type="float">
            <text:p>53732792864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3443108913" calcext:value-type="float">
            <text:p>5373443108913</text:p>
          </table:table-cell>
          <table:table-cell office:value-type="float" office:value="120" calcext:value-type="float">
            <text:p>120</text:p>
          </table:table-cell>
          <table:table-cell office:value-type="float" office:value="127504" calcext:value-type="float">
            <text:p>127504</text:p>
          </table:table-cell>
          <table:table-cell table:number-columns-repeated="2"/>
        </table:table-row>
        <table:table-row table:style-name="ro1">
          <table:table-cell office:value-type="float" office:value="5373443117772" calcext:value-type="float">
            <text:p>537344311777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3443124609" calcext:value-type="float">
            <text:p>537344312460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3737014744" calcext:value-type="float">
            <text:p>5373737014744</text:p>
          </table:table-cell>
          <table:table-cell office:value-type="float" office:value="108" calcext:value-type="float">
            <text:p>108</text:p>
          </table:table-cell>
          <table:table-cell office:value-type="float" office:value="228484" calcext:value-type="float">
            <text:p>228484</text:p>
          </table:table-cell>
          <table:table-cell table:number-columns-repeated="2"/>
        </table:table-row>
        <table:table-row table:style-name="ro1">
          <table:table-cell office:value-type="float" office:value="5373737022138" calcext:value-type="float">
            <text:p>537373702213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3737027576" calcext:value-type="float">
            <text:p>537373702757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3889070499" calcext:value-type="float">
            <text:p>5373889070499</text:p>
          </table:table-cell>
          <table:table-cell office:value-type="float" office:value="117" calcext:value-type="float">
            <text:p>117</text:p>
          </table:table-cell>
          <table:table-cell office:value-type="float" office:value="116517" calcext:value-type="float">
            <text:p>116517</text:p>
          </table:table-cell>
          <table:table-cell table:number-columns-repeated="2"/>
        </table:table-row>
        <table:table-row table:style-name="ro1">
          <table:table-cell office:value-type="float" office:value="5373889079445" calcext:value-type="float">
            <text:p>537388907944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3889084998" calcext:value-type="float">
            <text:p>537388908499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4206411966" calcext:value-type="float">
            <text:p>5374206411966</text:p>
          </table:table-cell>
          <table:table-cell office:value-type="float" office:value="117" calcext:value-type="float">
            <text:p>117</text:p>
          </table:table-cell>
          <table:table-cell office:value-type="float" office:value="246719" calcext:value-type="float">
            <text:p>246719</text:p>
          </table:table-cell>
          <table:table-cell table:number-columns-repeated="2"/>
        </table:table-row>
        <table:table-row table:style-name="ro1">
          <table:table-cell office:value-type="float" office:value="5374206419700" calcext:value-type="float">
            <text:p>53742064197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4206425247" calcext:value-type="float">
            <text:p>537420642524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4409544444" calcext:value-type="float">
            <text:p>5374409544444</text:p>
          </table:table-cell>
          <table:table-cell office:value-type="float" office:value="126" calcext:value-type="float">
            <text:p>126</text:p>
          </table:table-cell>
          <table:table-cell office:value-type="float" office:value="157702" calcext:value-type="float">
            <text:p>157702</text:p>
          </table:table-cell>
          <table:table-cell table:number-columns-repeated="2"/>
        </table:table-row>
        <table:table-row table:style-name="ro1">
          <table:table-cell office:value-type="float" office:value="5374409553624" calcext:value-type="float">
            <text:p>537440955362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4409560384" calcext:value-type="float">
            <text:p>537440956038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74684804176" calcext:value-type="float">
            <text:p>5374684804176</text:p>
          </table:table-cell>
          <table:table-cell office:value-type="float" office:value="110" calcext:value-type="float">
            <text:p>110</text:p>
          </table:table-cell>
          <table:table-cell office:value-type="float" office:value="211315" calcext:value-type="float">
            <text:p>211315</text:p>
          </table:table-cell>
          <table:table-cell table:number-columns-repeated="2"/>
        </table:table-row>
        <table:table-row table:style-name="ro1">
          <table:table-cell office:value-type="float" office:value="5374684812042" calcext:value-type="float">
            <text:p>537468481204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4684817400" calcext:value-type="float">
            <text:p>537468481740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4926204162" calcext:value-type="float">
            <text:p>5374926204162</text:p>
          </table:table-cell>
          <table:table-cell office:value-type="float" office:value="120" calcext:value-type="float">
            <text:p>120</text:p>
          </table:table-cell>
          <table:table-cell office:value-type="float" office:value="187923" calcext:value-type="float">
            <text:p>187923</text:p>
          </table:table-cell>
          <table:table-cell table:number-columns-repeated="2"/>
        </table:table-row>
        <table:table-row table:style-name="ro1">
          <table:table-cell office:value-type="float" office:value="5374926213978" calcext:value-type="float">
            <text:p>537492621397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74926220788" calcext:value-type="float">
            <text:p>537492622078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2126444420" calcext:value-type="float">
            <text:p>5382126444420</text:p>
          </table:table-cell>
          <table:table-cell office:value-type="float" office:value="120" calcext:value-type="float">
            <text:p>120</text:p>
          </table:table-cell>
          <table:table-cell office:value-type="float" office:value="5655860" calcext:value-type="float">
            <text:p>5655860</text:p>
          </table:table-cell>
          <table:table-cell table:number-columns-repeated="2"/>
        </table:table-row>
        <table:table-row table:style-name="ro1">
          <table:table-cell office:value-type="float" office:value="5382126456681" calcext:value-type="float">
            <text:p>538212645668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82126462474" calcext:value-type="float">
            <text:p>538212646247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2828434487" calcext:value-type="float">
            <text:p>5382828434487</text:p>
          </table:table-cell>
          <table:table-cell office:value-type="float" office:value="117" calcext:value-type="float">
            <text:p>117</text:p>
          </table:table-cell>
          <table:table-cell office:value-type="float" office:value="549705" calcext:value-type="float">
            <text:p>549705</text:p>
          </table:table-cell>
          <table:table-cell table:number-columns-repeated="2"/>
        </table:table-row>
        <table:table-row table:style-name="ro1">
          <table:table-cell office:value-type="float" office:value="5382828443169" calcext:value-type="float">
            <text:p>538282844316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2828446340" calcext:value-type="float">
            <text:p>538282844634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059907606" calcext:value-type="float">
            <text:p>5383059907606</text:p>
          </table:table-cell>
          <table:table-cell office:value-type="float" office:value="108" calcext:value-type="float">
            <text:p>108</text:p>
          </table:table-cell>
          <table:table-cell office:value-type="float" office:value="178994" calcext:value-type="float">
            <text:p>178994</text:p>
          </table:table-cell>
          <table:table-cell table:number-columns-repeated="2"/>
        </table:table-row>
        <table:table-row table:style-name="ro1">
          <table:table-cell office:value-type="float" office:value="5383059918370" calcext:value-type="float">
            <text:p>538305991837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83059921458" calcext:value-type="float">
            <text:p>538305992145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059925834" calcext:value-type="float">
            <text:p>538305992583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279073856" calcext:value-type="float">
            <text:p>5383279073856</text:p>
          </table:table-cell>
          <table:table-cell office:value-type="float" office:value="117" calcext:value-type="float">
            <text:p>117</text:p>
          </table:table-cell>
          <table:table-cell office:value-type="float" office:value="171776" calcext:value-type="float">
            <text:p>171776</text:p>
          </table:table-cell>
          <table:table-cell table:number-columns-repeated="2"/>
        </table:table-row>
        <table:table-row table:style-name="ro1">
          <table:table-cell office:value-type="float" office:value="5383279081587" calcext:value-type="float">
            <text:p>538327908158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279087149" calcext:value-type="float">
            <text:p>538327908714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386340296" calcext:value-type="float">
            <text:p>5383386340296</text:p>
          </table:table-cell>
          <table:table-cell office:value-type="float" office:value="138" calcext:value-type="float">
            <text:p>138</text:p>
          </table:table-cell>
          <table:table-cell office:value-type="float" office:value="82040" calcext:value-type="float">
            <text:p>82040</text:p>
          </table:table-cell>
          <table:table-cell table:number-columns-repeated="2"/>
        </table:table-row>
        <table:table-row table:style-name="ro1">
          <table:table-cell office:value-type="float" office:value="5383386349470" calcext:value-type="float">
            <text:p>538338634947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732787284" calcext:value-type="float">
            <text:p>5383732787284</text:p>
          </table:table-cell>
          <table:table-cell office:value-type="float" office:value="110" calcext:value-type="float">
            <text:p>110</text:p>
          </table:table-cell>
          <table:table-cell office:value-type="float" office:value="269000" calcext:value-type="float">
            <text:p>269000</text:p>
          </table:table-cell>
          <table:table-cell table:number-columns-repeated="2"/>
        </table:table-row>
        <table:table-row table:style-name="ro1">
          <table:table-cell office:value-type="float" office:value="5383732794482" calcext:value-type="float">
            <text:p>538373279448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732797628" calcext:value-type="float">
            <text:p>538373279762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732803002" calcext:value-type="float">
            <text:p>53837328030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865541374" calcext:value-type="float">
            <text:p>5383865541374</text:p>
          </table:table-cell>
          <table:table-cell office:value-type="float" office:value="108" calcext:value-type="float">
            <text:p>108</text:p>
          </table:table-cell>
          <table:table-cell office:value-type="float" office:value="101495" calcext:value-type="float">
            <text:p>101495</text:p>
          </table:table-cell>
          <table:table-cell table:number-columns-repeated="2"/>
        </table:table-row>
        <table:table-row table:style-name="ro1">
          <table:table-cell office:value-type="float" office:value="5383865550998" calcext:value-type="float">
            <text:p>538386555099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865556464" calcext:value-type="float">
            <text:p>538386555646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963958055" calcext:value-type="float">
            <text:p>5383963958055</text:p>
          </table:table-cell>
          <table:table-cell office:value-type="float" office:value="117" calcext:value-type="float">
            <text:p>117</text:p>
          </table:table-cell>
          <table:table-cell office:value-type="float" office:value="75635" calcext:value-type="float">
            <text:p>75635</text:p>
          </table:table-cell>
          <table:table-cell table:number-columns-repeated="2"/>
        </table:table-row>
        <table:table-row table:style-name="ro1">
          <table:table-cell office:value-type="float" office:value="5383963965978" calcext:value-type="float">
            <text:p>538396396597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963969122" calcext:value-type="float">
            <text:p>538396396912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3963972266" calcext:value-type="float">
            <text:p>538396397226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4108467161" calcext:value-type="float">
            <text:p>5384108467161</text:p>
          </table:table-cell>
          <table:table-cell office:value-type="float" office:value="120" calcext:value-type="float">
            <text:p>120</text:p>
          </table:table-cell>
          <table:table-cell office:value-type="float" office:value="111632" calcext:value-type="float">
            <text:p>111632</text:p>
          </table:table-cell>
          <table:table-cell table:number-columns-repeated="2"/>
        </table:table-row>
        <table:table-row table:style-name="ro1">
          <table:table-cell office:value-type="float" office:value="5384108475498" calcext:value-type="float">
            <text:p>538410847549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4108481057" calcext:value-type="float">
            <text:p>53841084810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3:19:51.950722600</dc:date>
    <meta:document-statistic meta:table-count="1" meta:cell-count="47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076cm" svg:height="13.76cm" xlink:href=".." xlink:type="simple" chart:class="chart:scatter" chart:style-name="ch1">
        <chart:legend chart:legend-position="end" svg:x="28.012cm" svg:y="6.581cm" style:legend-expansion="high" chart:style-name="ch2"/>
        <chart:plot-area chart:style-name="ch3" table:cell-range-address="Sheet1.A2:Sheet1.B158 Sheet1.B1:Sheet1.B1" chart:data-source-has-labels="row" svg:x="0.621cm" svg:y="0.275cm" svg:width="26.77cm" svg:height="13.21cm">
          <chartooo:coordinate-region svg:x="1.825cm" svg:y="0.475cm" svg:width="24.361cm" svg:height="12.3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8" chart:label-cell-address="Sheet1.B1:Sheet1.B1" chart:class="chart:scatter">
            <chart:domain table:cell-range-address="Sheet1.A2:Sheet1.A158"/>
            <chart:data-point chart:repeated="1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45759716576">
                <text:p>5345759716576</text:p>
                <draw:g>
                  <svg:desc>Sheet1.A2:Sheet1.A158</svg:desc>
                </draw:g>
              </table:table-cell>
              <table:table-cell office:value-type="float" office:value="110">
                <text:p>110</text:p>
                <draw:g>
                  <svg:desc>Sheet1.B2:Sheet1.B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49238996203">
                <text:p>53492389962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49239010762">
                <text:p>53492390107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49677551332">
                <text:p>534967755133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49677566530">
                <text:p>53496775665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49691287207">
                <text:p>53496912872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49692625486">
                <text:p>53496926254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49747424206">
                <text:p>534974742420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49772347922">
                <text:p>53497723479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49775360444">
                <text:p>5349775360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9775368480">
                <text:p>53497753684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49775374052">
                <text:p>53497753740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49833199854">
                <text:p>53498331998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49833214704">
                <text:p>5349833214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52542436111">
                <text:p>53525424361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52542449893">
                <text:p>53525424498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58999784659">
                <text:p>53589997846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58999795006">
                <text:p>53589997950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58999800928">
                <text:p>53589998009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59685713212">
                <text:p>53596857132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59685725602">
                <text:p>53596857256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59685730483">
                <text:p>53596857304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60878730474">
                <text:p>53608787304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60878740832">
                <text:p>53608787408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60878744004">
                <text:p>53608787440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60878747032">
                <text:p>53608787470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60949840348">
                <text:p>53609498403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60949849756">
                <text:p>53609498497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60949852936">
                <text:p>53609498529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61023070834">
                <text:p>53610230708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61023078170">
                <text:p>53610230781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61023085958">
                <text:p>536102308595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61096105612">
                <text:p>53610961056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61096114546">
                <text:p>53610961145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61096120192">
                <text:p>53610961201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61169003389">
                <text:p>53611690033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61169014375">
                <text:p>53611690143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61169018917">
                <text:p>53611690189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61242068731">
                <text:p>53612420687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61242076480">
                <text:p>53612420764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1242084553">
                <text:p>53612420845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61314346738">
                <text:p>53613143467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61314356206">
                <text:p>53613143562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61314361954">
                <text:p>53613143619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61385330863">
                <text:p>53613853308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61385340283">
                <text:p>53613853402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61385346007">
                <text:p>53613853460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61457828914">
                <text:p>53614578289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61457838448">
                <text:p>53614578384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61528655839">
                <text:p>536152865583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61528663294">
                <text:p>53615286632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61528668856">
                <text:p>53615286688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61601001889">
                <text:p>53616010018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61601010943">
                <text:p>53616010109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61601015563">
                <text:p>53616010155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61673873779">
                <text:p>53616738737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61673880049">
                <text:p>53616738800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61673883178">
                <text:p>53616738831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61673887486">
                <text:p>53616738874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61748669776">
                <text:p>53617486697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61748676670">
                <text:p>53617486766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61748679752">
                <text:p>53617486797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61748682806">
                <text:p>53617486828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61820432040">
                <text:p>53618204320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61820441716">
                <text:p>53618204417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61820447200">
                <text:p>5361820447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1894154335">
                <text:p>53618941543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61894162915">
                <text:p>53618941629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61894168540">
                <text:p>53618941685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61966850680">
                <text:p>53619668506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61966858608">
                <text:p>53619668586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61966864092">
                <text:p>53619668640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62039626138">
                <text:p>53620396261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62039635624">
                <text:p>53620396356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62039641129">
                <text:p>53620396411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62110434670">
                <text:p>53621104346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62110441228">
                <text:p>53621104412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62110444345">
                <text:p>53621104443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62110449922">
                <text:p>53621104499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62315882116">
                <text:p>53623158821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62315890801">
                <text:p>53623158908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62315896360">
                <text:p>53623158963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62753870578">
                <text:p>5362753870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62753879794">
                <text:p>53627538797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62753882950">
                <text:p>53627538829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62753888548">
                <text:p>53627538885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63123874684">
                <text:p>53631238746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63123883216">
                <text:p>53631238832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63123888781">
                <text:p>53631238887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63452063474">
                <text:p>53634520634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63452070378">
                <text:p>53634520703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63452073432">
                <text:p>53634520734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72297986218">
                <text:p>53722979862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72297997057">
                <text:p>5372297997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72298002823">
                <text:p>53722980028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72429377014">
                <text:p>53724293770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72429384535">
                <text:p>53724293845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72429387700">
                <text:p>53724293877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72429392092">
                <text:p>53724293920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72775788517">
                <text:p>53727757885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72775797493">
                <text:p>53727757974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72775801990">
                <text:p>53727758019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72951811093">
                <text:p>53729518110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72951818545">
                <text:p>53729518185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72951824140">
                <text:p>53729518241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73279270972">
                <text:p>53732792709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73279280749">
                <text:p>53732792807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73279286416">
                <text:p>5373279286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73443108913">
                <text:p>53734431089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73443117772">
                <text:p>53734431177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73443124609">
                <text:p>53734431246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73737014744">
                <text:p>53737370147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73737022138">
                <text:p>53737370221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73737027576">
                <text:p>5373737027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73889070499">
                <text:p>53738890704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73889079445">
                <text:p>53738890794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73889084998">
                <text:p>53738890849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74206411966">
                <text:p>53742064119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74206419700">
                <text:p>53742064197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74206425247">
                <text:p>53742064252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74409544444">
                <text:p>537440954444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74409553624">
                <text:p>53744095536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74409560384">
                <text:p>53744095603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74684804176">
                <text:p>53746848041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74684812042">
                <text:p>53746848120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74684817400">
                <text:p>53746848174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74926204162">
                <text:p>53749262041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74926213978">
                <text:p>537492621397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74926220788">
                <text:p>53749262207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82126444420">
                <text:p>53821264444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82126456681">
                <text:p>53821264566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82126462474">
                <text:p>53821264624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82828434487">
                <text:p>53828284344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82828443169">
                <text:p>53828284431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82828446340">
                <text:p>53828284463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83059907606">
                <text:p>53830599076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83059918370">
                <text:p>53830599183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83059921458">
                <text:p>53830599214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83059925834">
                <text:p>53830599258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83279073856">
                <text:p>53832790738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83279081587">
                <text:p>53832790815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83279087149">
                <text:p>53832790871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83386340296">
                <text:p>53833863402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83386349470">
                <text:p>53833863494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83732787284">
                <text:p>53837327872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83732794482">
                <text:p>53837327944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83732797628">
                <text:p>53837327976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83732803002">
                <text:p>53837328030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83865541374">
                <text:p>53838655413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83865550998">
                <text:p>53838655509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83865556464">
                <text:p>53838655564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83963958055">
                <text:p>53839639580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83963965978">
                <text:p>53839639659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83963969122">
                <text:p>5383963969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83963972266">
                <text:p>53839639722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84108467161">
                <text:p>53841084671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84108475498">
                <text:p>5384108475498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